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"/>
  <manifest:file-entry manifest:full-path="ObjectReplacements/Object 19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93cm" fo:min-width="0.643cm"/>
    </style:style>
    <style:style style:name="gr2" style:family="graphic" style:parent-style-name="standard">
      <style:graphic-properties draw:fill="solid" draw:fill-color="#990000" draw:opacity="50%" draw:textarea-horizontal-align="justify" draw:textarea-vertical-align="middle" draw:auto-grow-height="false" fo:min-height="0.639cm" fo:min-width="0.516cm" draw:shadow-opacity="50%"/>
    </style:style>
    <style:style style:name="gr3" style:family="graphic" style:parent-style-name="objectwithoutfill">
      <style:graphic-properties draw:marker-end="Arrowhead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9.8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0.48cm"/>
    </style:style>
    <style:style style:name="gr8" style:family="graphic" style:parent-style-name="Об_27_єкт_20_без_20_заповнення_20_і_20_ліній">
      <style:graphic-properties draw:textarea-vertical-align="middle" draw:ole-draw-aspect="1"/>
    </style:style>
    <style:style style:name="gr9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084cm" fo:min-width="0cm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9.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056cm"/>
    </style:style>
    <style:style style:name="gr18" style:family="graphic" style:parent-style-name="standard">
      <style:graphic-properties svg:stroke-width="0cm" svg:stroke-color="#000000" draw:marker-start-width="0.2cm" draw:marker-end-width="0.2cm" draw:fill="none" draw:textarea-vertical-align="middle" draw:auto-grow-height="false" fo:min-height="4.418cm" fo:min-width="0cm" fo:padding-top="0.125cm" fo:padding-bottom="0.125cm" fo:padding-left="0.25cm" fo:padding-right="0.25cm"/>
    </style:style>
    <style:style style:name="gr19" style:family="graphic" style:parent-style-name="standard">
      <style:graphic-properties svg:stroke-color="#000000" draw:fill="none" draw:textarea-vertical-align="middle" draw:auto-grow-height="false" fo:min-height="0.925cm" fo:min-width="0cm"/>
    </style:style>
    <style:style style:name="gr20" style:family="graphic" style:parent-style-name="standard">
      <style:graphic-properties svg:stroke-color="#000000" draw:fill="none" draw:textarea-vertical-align="middle" draw:auto-grow-height="false" fo:min-height="1.019cm" fo:min-width="0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66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 fo:font-size="15pt" style:font-size-asian="15pt" style:font-size-complex="15pt"/>
    </style:style>
    <style:style style:name="P3" style:family="paragraph">
      <style:text-properties style:font-name="Courier New" fo:font-size="15pt" style:font-size-asian="15pt" style:font-size-complex="15pt"/>
    </style:style>
    <style:style style:name="P4" style:family="paragraph">
      <style:text-properties style:font-name="Courier New" fo:font-size="12pt" style:font-size-asian="12pt" style:font-size-complex="12pt"/>
    </style:style>
    <style:style style:name="P5" style:family="paragraph">
      <style:paragraph-properties fo:text-align="center"/>
      <style:text-properties style:font-name="Courier New" fo:font-size="12pt" style:font-size-asian="12pt" style:font-size-complex="12pt"/>
    </style:style>
    <style:style style:name="T1" style:family="text">
      <style:text-properties style:font-name="Courier New" fo:font-size="15pt" style:font-size-asian="15pt" style:font-size-complex="15pt"/>
    </style:style>
    <style:style style:name="T2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g>
            <draw:custom-shape draw:style-name="gr1" draw:text-style-name="P2" draw:layer="layout" svg:width="1.143cm" svg:height="1.143cm" svg:x="4.455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2.92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2.925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2.925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2.925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2.92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2.92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2.925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2.925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347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363cm" svg:y="5.1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076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092cm" svg:y="5.19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092cm" svg:y="5.19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1" draw:layer="layout" svg:x1="7.396cm" svg:y1="5.064cm" svg:x2="7.65cm" svg:y2="4.175cm">
            <text:p/>
          </draw:line>
          <draw:line draw:style-name="gr3" draw:text-style-name="P1" draw:layer="layout" svg:x1="13.13cm" svg:y1="5.065cm" svg:x2="13.384cm" svg:y2="4.176cm">
            <text:p/>
          </draw:line>
          <draw:frame draw:style-name="gr4" draw:text-style-name="P3" draw:layer="layout" svg:width="13.208cm" svg:height="1.445cm" svg:x="4.302cm" svg:y="1.322cm">
            <draw:text-box>
              <text:p><text:span text:style-name="T1">River splitted into sectors</text:span></text:p>
              <text:p><text:span text:style-name="T1">Each sector contains some amount of fish</text:span></text:p>
            </draw:text-box>
          </draw:frame>
          <draw:custom-shape draw:style-name="gr5" draw:text-style-name="P1" draw:layer="layout" svg:width="0.254cm" svg:height="0.254cm" svg:x="7.577cm" svg:y="3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3.7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3" draw:layer="layout" svg:width="10.345cm" svg:height="1.445cm" svg:x="5.445cm" svg:y="6.588cm">
            <draw:text-box>
              <text:p><text:span text:style-name="T1">Each boat has to put its anchor</text:span></text:p>
              <text:p><text:span text:style-name="T1">in some predefined position</text:span></text:p>
            </draw:text-box>
          </draw:frame>
        </draw:g>
        <draw:g>
          <draw:g>
            <draw:custom-shape draw:style-name="gr1" draw:text-style-name="P2" draw:layer="layout" svg:width="1.143cm" svg:height="1.143cm" svg:x="4.455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9.82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9.826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9.826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9.826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9.82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9.82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9.826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9.826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9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1.43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446cm" svg:y="9.9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446cm" svg:y="9.9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0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8.944cm">
            <draw:text-box>
              <text:p><text:span text:style-name="T1">Coverage = 5 + 3 + 2 + 1 + 3 = 14</text:span></text:p>
            </draw:text-box>
          </draw:frame>
          <draw:g>
            <draw:custom-shape draw:style-name="gr1" draw:text-style-name="P2" draw:layer="layout" svg:width="1.143cm" svg:height="1.143cm" svg:x="4.455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2.327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2.327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2.327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2.327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2.327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2.327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2.327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2.327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5.699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6.715cm" svg:y="12.46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2.63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3.646cm" svg:y="12.46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4.646cm" svg:y="12.46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1.445cm">
            <draw:text-box>
              <text:p><text:span text:style-name="T1">Coverage = 5 + 3 + 1 + 3 + 8 = 20</text:span></text:p>
            </draw:text-box>
          </draw:frame>
          <draw:g>
            <draw:custom-shape draw:style-name="gr1" draw:text-style-name="P2" draw:layer="layout" svg:width="1.143cm" svg:height="1.143cm" svg:x="4.455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5.598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6.741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7.884cm" svg:y="14.92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9.027cm" svg:y="14.928cm">
              <text:p text:style-name="P1"><text:span text:style-name="T1">7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0.17cm" svg:y="14.928cm">
              <text:p text:style-name="P1"><text:span text:style-name="T1">6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1.313cm" svg:y="14.928cm">
              <text:p text:style-name="P1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2.456cm" svg:y="14.92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3.599cm" svg:y="14.92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4.742cm" svg:y="14.928cm">
              <text:p text:style-name="P1"><text:span text:style-name="T1">8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2" draw:layer="layout" svg:width="1.143cm" svg:height="1.143cm" svg:x="15.885cm" svg:y="14.928cm">
              <text:p text:style-name="P1"><text:span text:style-name="T1">5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6.799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7.815cm" svg:y="15.06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1.016cm" svg:height="0.889cm" svg:x="10.33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1.346cm" svg:y="15.062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016cm" svg:height="0.889cm" svg:x="12.346cm" svg:y="15.06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254cm" svg:x="7.577cm" svg:y="15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54cm" svg:height="0.254cm" svg:x="13.278cm" svg:y="15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3" draw:layer="layout" svg:width="10.98cm" svg:height="0.848cm" svg:x="4.244cm" svg:y="14.046cm">
            <draw:text-box>
              <text:p><text:span text:style-name="T1">Coverage = 3 + 4 + 6 + 2 + 1 = 16</text:span></text:p>
            </draw:text-box>
          </draw:frame>
        </draw:g>
        <draw:g>
          <draw:frame draw:style-name="gr8" draw:text-style-name="P1" draw:layer="layout" svg:width="1.875cm" svg:height="0.509cm" svg:x="2.2cm" svg:y="21.47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text-style-name="P1" draw:layer="layout" svg:width="0.42cm" svg:height="0.461cm" svg:x="4.633cm" svg:y="19.70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8" draw:text-style-name="P1" draw:layer="layout" svg:width="0.853cm" svg:height="0.216cm" svg:x="4.581cm" svg:y="21.05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text-style-name="P1" draw:layer="layout" svg:width="9.117cm" svg:height="0.509cm" svg:x="5.472cm" svg:y="23.409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8" draw:text-style-name="P1" draw:layer="layout" svg:width="13.432cm" svg:height="0.509cm" svg:x="4.6cm" svg:y="22.699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custom-shape draw:style-name="gr9" draw:text-style-name="P2" draw:layer="layout" svg:width="0.381cm" svg:height="4.572cm" svg:x="4.202cm" svg:y="19.43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5.482cm" svg:y="19.116cm">
            <draw:text-box>
              <text:p><text:span text:style-name="T2">in case if b &gt; index of the last board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5.482cm" svg:y="20.616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4.462cm" svg:y="22.02cm">
            <draw:text-box>
              <text:p><text:span text:style-name="T2">Otherwise:</text:span></text:p>
            </draw:text-box>
          </draw:frame>
          <draw:frame draw:style-name="gr13" draw:text-style-name="P3" draw:layer="layout" svg:width="10.414cm" svg:height="0.729cm" svg:x="8.531cm" svg:y="25.852cm">
            <draw:text-box>
              <text:p><text:span text:style-name="T2">Amount of fish, covered by current boat</text:span></text:p>
            </draw:text-box>
          </draw:frame>
          <draw:frame draw:style-name="gr14" draw:text-style-name="P3" draw:layer="layout" svg:width="10.795cm" svg:height="1.207cm" svg:x="8.493cm" svg:y="26.647cm">
            <draw:text-box>
              <text:p><text:span text:style-name="T2">Solution of subproblem</text:span></text:p>
              <text:p><text:span text:style-name="T2">(for next boat, and new start position)</text:span></text:p>
            </draw:text-box>
          </draw:frame>
          <draw:frame draw:style-name="gr15" draw:text-style-name="P3" draw:layer="layout" svg:width="8.255cm" svg:height="1.27cm" svg:x="11.16cm" svg:y="24.649cm">
            <draw:text-box>
              <text:p><text:span text:style-name="T2">The interval of feasible start positions of the current boat</text:span></text:p>
            </draw:text-box>
          </draw:frame>
          <draw:frame draw:style-name="gr14" draw:text-style-name="P4" draw:layer="layout" svg:width="9.525cm" svg:height="1.207cm" svg:x="1.77cm" svg:y="17.246cm">
            <draw:text-box>
              <text:p><text:span text:style-name="T2">b – index of current boat</text:span></text:p>
              <text:p><text:span text:style-name="T2">s – start position inside river</text:span></text:p>
            </draw:text-box>
          </draw:frame>
          <draw:frame draw:style-name="gr16" draw:text-style-name="P4" draw:layer="layout" svg:width="2.026cm" svg:height="0.729cm" svg:x="1.541cm" svg:y="24.195cm">
            <draw:text-box>
              <text:p><text:span text:style-name="T2">Where:</text:span></text:p>
            </draw:text-box>
          </draw:frame>
          <draw:frame draw:style-name="gr8" draw:text-style-name="P1" draw:layer="layout" svg:width="8.499cm" svg:height="0.509cm" svg:x="1.635cm" svg:y="25.056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8" draw:text-style-name="P1" draw:layer="layout" svg:width="5.838cm" svg:height="0.509cm" svg:x="1.762cm" svg:y="25.94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text-style-name="P1" draw:layer="layout" svg:width="5.862cm" svg:height="0.509cm" svg:x="1.765cm" svg:y="26.907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custom-shape draw:style-name="gr17" draw:text-style-name="P5" draw:layer="layout" svg:width="0.635cm" svg:height="0.254cm" svg:x="10.398cm" svg:y="25.18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08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5" draw:layer="layout" svg:width="0.635cm" svg:height="0.254cm" svg:x="7.698cm" svg:y="26.98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8" draw:text-style-name="P1" draw:layer="layout" svg:width="1.875cm" svg:height="0.509cm" svg:x="1.638cm" svg:y="38.99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8" draw:text-style-name="P1" draw:layer="layout" svg:width="0.42cm" svg:height="0.461cm" svg:x="4.071cm" svg:y="37.025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8" draw:text-style-name="P1" draw:layer="layout" svg:width="0.853cm" svg:height="0.216cm" svg:x="4.019cm" svg:y="38.367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custom-shape draw:style-name="gr18" draw:text-style-name="P2" draw:layer="layout" svg:width="0.381cm" svg:height="4.924cm" svg:x="3.64cm" svg:y="36.75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4" draw:layer="layout" svg:width="10.15cm" svg:height="1.207cm" svg:x="4.92cm" svg:y="36.433cm">
            <draw:text-box>
              <text:p><text:span text:style-name="T2">in case if b &gt; index of the last board</text:span></text:p>
              <text:p><text:span text:style-name="T2">(all boats successfully aligned)</text:span></text:p>
            </draw:text-box>
          </draw:frame>
          <draw:frame draw:style-name="gr11" draw:text-style-name="P4" draw:layer="layout" svg:width="8.118cm" svg:height="1.207cm" svg:x="4.92cm" svg:y="37.933cm">
            <draw:text-box>
              <text:p><text:span text:style-name="T2">in case if s &gt; boats[b].anchor</text:span></text:p>
              <text:p><text:span text:style-name="T2">(forbidden state)</text:span></text:p>
            </draw:text-box>
          </draw:frame>
          <draw:frame draw:style-name="gr12" draw:text-style-name="P4" draw:layer="layout" svg:width="3.042cm" svg:height="0.729cm" svg:x="3.8cm" svg:y="39.337cm">
            <draw:text-box>
              <text:p><text:span text:style-name="T2">Otherwise:</text:span></text:p>
            </draw:text-box>
          </draw:frame>
          <draw:g>
            <draw:frame draw:style-name="gr8" draw:text-style-name="P1" draw:layer="layout" svg:width="2.211cm" svg:height="0.509cm" svg:x="5.021cm" svg:y="40.394cm">
              <text:p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8" draw:text-style-name="P1" draw:layer="layout" svg:width="12.127cm" svg:height="0.509cm" svg:x="5.022cm" svg:y="40.959cm">
              <text:p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8" draw:text-style-name="P1" draw:layer="layout" svg:width="0.926cm" svg:height="0.466cm" svg:x="3.932cm" svg:y="40.647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custom-shape draw:style-name="gr19" draw:text-style-name="P1" draw:layer="layout" svg:width="0.254cm" svg:height="1.397cm" svg:x="4.848cm" svg:y="40.224cm">
              <text:p/>
              <draw:enhanced-geometry svg:viewBox="0 0 21600 21600" draw:glue-points="21600 0 0 10800 21600 21600" draw:text-areas="6350 ?f3 21600 ?f4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7.002cm" svg:y="40.224cm">
              <text:p/>
              <draw:enhanced-geometry svg:viewBox="0 0 21600 21600" draw:glue-points="0 0 0 21600 21600 10800" draw:text-areas="0 ?f3 15150 ?f4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</draw:g>
        <draw:g>
          <draw:g>
            <draw:frame draw:style-name="gr8" draw:text-style-name="P1" draw:layer="layout" svg:width="9.117cm" svg:height="0.509cm" svg:x="2.664cm" svg:y="30.412cm">
              <t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  <draw:frame draw:style-name="gr8" draw:text-style-name="P1" draw:layer="layout" svg:width="13.432cm" svg:height="0.509cm" svg:x="1.792cm" svg:y="29.702cm">
              <text:p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draw:g>
          <draw:g>
            <draw:frame draw:style-name="gr8" draw:text-style-name="P1" draw:layer="layout" svg:width="2.211cm" svg:height="0.509cm" svg:x="2.854cm" svg:y="32.92cm">
              <text:p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  <draw:frame draw:style-name="gr8" draw:text-style-name="P1" draw:layer="layout" svg:width="12.127cm" svg:height="0.509cm" svg:x="2.855cm" svg:y="33.485cm">
              <text:p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  <draw:frame draw:style-name="gr8" draw:text-style-name="P1" draw:layer="layout" svg:width="0.926cm" svg:height="0.466cm" svg:x="1.765cm" svg:y="33.173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  <draw:custom-shape draw:style-name="gr19" draw:text-style-name="P1" draw:layer="layout" svg:width="0.254cm" svg:height="1.397cm" svg:x="2.681cm" svg:y="32.75cm">
              <text:p/>
              <draw:enhanced-geometry svg:viewBox="0 0 21600 21600" draw:glue-points="21600 0 0 10800 21600 21600" draw:text-areas="6350 ?f3 21600 ?f4" draw:mirror-horizontal="false" draw:mirror-vertical="false" draw:type="left-bracket" draw:modifiers="3445.49356223176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0" draw:text-style-name="P1" draw:layer="layout" svg:width="0.254cm" svg:height="1.397cm" svg:x="14.835cm" svg:y="32.75cm">
              <text:p/>
              <draw:enhanced-geometry svg:viewBox="0 0 21600 21600" draw:glue-points="0 0 0 21600 21600 10800" draw:text-areas="0 ?f3 15150 ?f4" draw:mirror-horizontal="false" draw:mirror-vertical="false" draw:type="right-bracket" draw:modifiers="1993.1330472103" draw:enhanced-path="M 0 0 C 10800 0 21600 ?f3 21600 ?f1 L 21600 ?f2 C 21600 ?f4 10800 21600 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right $0" draw:handle-range-y-minimum="0" draw:handle-range-y-maximum="10800"/>
              </draw:enhanced-geometry>
            </draw:custom-shape>
          </draw:g>
          <draw:custom-shape draw:style-name="gr21" draw:text-style-name="P1" draw:layer="layout" svg:width="0.635cm" svg:height="1.143cm" svg:x="7.607cm" svg:y="31.453cm">
            <text:p/>
  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_20_2" draw:display-name="Arrowhead 2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3:30:31.625364000</meta:creation-date>
    <dc:date>2016-01-25T19:16:28.462804000</dc:date>
    <meta:editing-duration>P1DT3H59M53S</meta:editing-duration>
    <meta:editing-cycles>9</meta:editing-cycles>
    <meta:generator>LibreOffice/4.3.1.2$MacOSX_x86 LibreOffice_project/958349dc3b25111dbca392fbc281a05559ef6848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

<file path=Object 10/content.xml><?xml version="1.0" encoding="utf-8"?>
<math xmlns="http://www.w3.org/1998/Math/MathML" display="block">
  <semantics>
    <mn>0</mn>
    <annotation encoding="StarMath 5.0">0
</annotation>
  </semantics>
</math>
</file>

<file path=Object 11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12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13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5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6/content.xml><?xml version="1.0" encoding="utf-8"?>
<math xmlns="http://www.w3.org/1998/Math/MathML" display="block">
  <semantics>
    <mi mathvariant="italic">max</mi>
    <annotation encoding="StarMath 5.0">max 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n>1,</mn>
            <mspace width="0.5em"/>
            <mi>b</mi>
          </mrow>
        </mrow>
        <mo fence="true" stretchy="false">)</mo>
      </mrow>
      <mi>,</mi>
    </mrow>
    <annotation encoding="StarMath 5.0">f(s `+` 1,` b),</annotation>
  </semantics>
</math>
</file>

<file path=Object 18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  <mrow>
        <mspace width="0.5em"/>
        <mo stretchy="false">+</mo>
        <mspace width="0.5em"/>
      </mrow>
      <mi mathvariant="italic">coverage</mi>
      <mrow>
        <mo fence="true" stretchy="false">(</mo>
        <mrow>
          <mrow>
            <mi>s</mi>
            <mi>,</mi>
            <mspace width="0.5em"/>
            <mi>s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 f(s` +` boats[b].length `+` 1,` b `+` 1 )`+` coverage( s,` s `+` boats[b].length )</annotation>
  </semantics>
</math>
</file>

<file path=Object 19/content.xml><?xml version="1.0" encoding="utf-8"?>
<math xmlns="http://www.w3.org/1998/Math/MathML" display="block">
  <semantics>
    <mi mathvariant="italic">max</mi>
    <annotation encoding="StarMath 5.0">max </annotation>
  </semantics>
</math>
</file>

<file path=Object 2/content.xml><?xml version="1.0" encoding="utf-8"?>
<math xmlns="http://www.w3.org/1998/Math/MathML" display="block">
  <semantics>
    <mn>0</mn>
    <annotation encoding="StarMath 5.0">0
</annotation>
  </semantics>
</math>
</file>

<file path=Object 3/content.xml><?xml version="1.0" encoding="utf-8"?>
<math xmlns="http://www.w3.org/1998/Math/MathML" display="block">
  <semantics>
    <mrow>
      <mo stretchy="false">−</mo>
      <mi mathvariant="normal">∞</mi>
    </mrow>
    <annotation encoding="StarMath 5.0">- infinity </annotation>
  </semantics>
</math>
</file>

<file path=Object 4/content.xml><?xml version="1.0" encoding="utf-8"?>
<math xmlns="http://www.w3.org/1998/Math/MathML" display="block">
  <semantics>
    <mrow>
      <mi>i</mi>
      <mrow>
        <mspace width="0.5em"/>
        <mo stretchy="false">∈</mo>
        <mspace width="0.5em"/>
      </mrow>
      <mrow>
        <mo fence="true" stretchy="false">[</mo>
        <mrow>
          <mrow>
            <mspace width="0.5em"/>
            <mi mathvariant="italic">max</mi>
            <mrow>
              <mo fence="true" stretchy="false">(</mo>
              <mrow>
                <mrow>
                  <mi>s</mi>
                  <mi>,</mi>
                  <mspace width="0.5em"/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minPos</mi>
                </mrow>
              </mrow>
              <mo fence="true" stretchy="false">)</mo>
            </mrow>
            <mspace width="0.5em"/>
            <mn>..</mn>
            <mspace width="0.5em"/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anchor</mi>
            <mspace width="0.5em"/>
          </mrow>
        </mrow>
        <mo fence="true" stretchy="false">]</mo>
      </mrow>
    </mrow>
    <annotation encoding="StarMath 5.0">i `in` [`max(s, `boats[b].minPos)`..`boats[b].anchor`]</annotation>
  </semantics>
</math>
</file>

<file path=Object 5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space width="0.5em"/>
            <mi mathvariant="italic">coverage</mi>
            <mrow>
              <mo fence="true" stretchy="false">(</mo>
              <mrow>
                <mrow>
                  <mi>i</mi>
                  <mi>,</mi>
                  <mspace width="0.5em"/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</mrow>
              </mrow>
              <mo fence="true" stretchy="false">)</mo>
            </mrow>
            <mrow>
              <mspace width="2em"/>
              <mo stretchy="false">+</mo>
              <mspace width="2em"/>
            </mrow>
            <mi>f</mi>
            <mrow>
              <mo fence="true" stretchy="false">(</mo>
              <mrow>
                <mrow>
                  <mi>i</mi>
                  <mrow>
                    <mspace width="0.5em"/>
                    <mo stretchy="false">+</mo>
                    <mspace width="0.5em"/>
                  </mrow>
                  <mi mathvariant="italic">boats</mi>
                  <mrow>
                    <mo fence="true" stretchy="false">[</mo>
                    <mrow>
                      <mi>b</mi>
                    </mrow>
                    <mo fence="true" stretchy="false">]</mo>
                  </mrow>
                  <mi>.</mi>
                  <mi mathvariant="italic">length</mi>
                  <mrow>
                    <mspace width="0.5em"/>
                    <mo stretchy="false">+</mo>
                    <mspace width="0.5em"/>
                  </mrow>
                  <mn>1,</mn>
                  <mspace width="0.5em"/>
                  <mi>b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  <mspace width="0.5em"/>
          </mrow>
        </mrow>
        <mo fence="true" stretchy="false">)</mo>
      </mrow>
    </mrow>
    <annotation encoding="StarMath 5.0">max (` coverage( i,` i `+` boats[b].length )~ +~ f( i` +` boats[b].length `+` 1,` b `+` 1 ) `)</annotation>
  </semantics>
</math>
</file>

<file path=Object 6/content.xml><?xml version="1.0" encoding="utf-8"?>
<math xmlns="http://www.w3.org/1998/Math/MathML" display="block">
  <semantics>
    <mrow>
      <mo fence="true" stretchy="false">[</mo>
      <mrow>
        <mrow>
          <mspace width="0.5em"/>
          <mi mathvariant="italic">max</mi>
          <mrow>
            <mo fence="true" stretchy="false">(</mo>
            <mrow>
              <mrow>
                <mi>s</mi>
                <mi>,</mi>
                <mspace width="0.5em"/>
                <mi mathvariant="italic">boats</mi>
                <mrow>
                  <mo fence="true" stretchy="false">[</mo>
                  <mrow>
                    <mi>b</mi>
                  </mrow>
                  <mo fence="true" stretchy="false">]</mo>
                </mrow>
                <mi>.</mi>
                <mi mathvariant="italic">minPos</mi>
              </mrow>
            </mrow>
            <mo fence="true" stretchy="false">)</mo>
          </mrow>
          <mspace width="0.5em"/>
          <mn>..</mn>
          <mspace width="0.5em"/>
          <mi mathvariant="italic">boats</mi>
          <mrow>
            <mo fence="true" stretchy="false">[</mo>
            <mrow>
              <mi>b</mi>
            </mrow>
            <mo fence="true" stretchy="false">]</mo>
          </mrow>
          <mi>.</mi>
          <mi mathvariant="italic">anchor</mi>
          <mspace width="0.5em"/>
        </mrow>
      </mrow>
      <mo fence="true" stretchy="false">]</mo>
    </mrow>
    <annotation encoding="StarMath 5.0">[`max(s, `boats[b].minPos)`..`boats[b].anchor`]</annotation>
  </semantics>
</math>
</file>

<file path=Object 7/content.xml><?xml version="1.0" encoding="utf-8"?>
<math xmlns="http://www.w3.org/1998/Math/MathML" display="block">
  <semantics>
    <mrow>
      <mi mathvariant="italic">coverage</mi>
      <mrow>
        <mo fence="true" stretchy="false">(</mo>
        <mrow>
          <mrow>
            <mi>i</mi>
            <mi>,</mi>
            <mspace width="0.5em"/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</mrow>
        </mrow>
        <mo fence="true" stretchy="false">)</mo>
      </mrow>
    </mrow>
    <annotation encoding="StarMath 5.0">coverage( i,` i `+` boats[b].length )</annotation>
  </semantics>
</math>
</file>

<file path=Object 8/content.xml><?xml version="1.0" encoding="utf-8"?>
<math xmlns="http://www.w3.org/1998/Math/MathML" display="block">
  <semantics>
    <mrow>
      <mi>f</mi>
      <mrow>
        <mo fence="true" stretchy="false">(</mo>
        <mrow>
          <mrow>
            <mi>i</mi>
            <mrow>
              <mspace width="0.5em"/>
              <mo stretchy="false">+</mo>
              <mspace width="0.5em"/>
            </mrow>
            <mi mathvariant="italic">boats</mi>
            <mrow>
              <mo fence="true" stretchy="false">[</mo>
              <mrow>
                <mi>b</mi>
              </mrow>
              <mo fence="true" stretchy="false">]</mo>
            </mrow>
            <mi>.</mi>
            <mi mathvariant="italic">length</mi>
            <mrow>
              <mspace width="0.5em"/>
              <mo stretchy="false">+</mo>
              <mspace width="0.5em"/>
            </mrow>
            <mn>1,</mn>
            <mspace width="0.5em"/>
            <mi>b</mi>
            <mrow>
              <mspace width="0.5em"/>
              <mo stretchy="false">+</mo>
              <mspace width="0.5em"/>
            </mrow>
            <mn>1</mn>
          </mrow>
        </mrow>
        <mo fence="true" stretchy="false">)</mo>
      </mrow>
    </mrow>
    <annotation encoding="StarMath 5.0">f( i `+` boats[b].length `+` 1,` b `+` 1 )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row>
            <mi>s</mi>
            <mi>,</mi>
            <mspace width="0.5em"/>
            <mi>b</mi>
          </mrow>
        </mrow>
        <mo fence="true" stretchy="false">)</mo>
      </mrow>
      <mrow>
        <mspace width="0.5em"/>
        <mo stretchy="false">=</mo>
        <mspace/>
      </mrow>
    </mrow>
    <annotation encoding="StarMath 5.0">f( s, `b ) `=`</annotation>
  </semantics>
</math>
</file>